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style:page-number="auto"/>
    </style:style>
    <style:style style:name="P2" style:family="paragraph" style:parent-style-name="En-tête_20_centre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cm" fo:background-color="transparent" style:shadow="none">
        <style:tab-stops/>
        <style:background-image/>
      </style:paragraph-properties>
      <style:text-properties style:font-name="DejaVu Sans Condensed"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fo:margin-top="0cm" fo:margin-bottom="0cm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En-tête_20_centre" style:display-name="En-tête centre" style:family="paragraph" style:parent-style-name="Header">
      <style:paragraph-properties fo:text-align="center" style:justify-single-word="false" style:shadow="none"/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fo:margin-top="0cm" fo:margin-bottom="0cm" text:number-lines="false" text:line-number="0"/>
      <style:text-properties fo:font-size="9pt"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-tête_20_centre"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Cabinet d'ophtalmologie GOEEN</text:p>
        <text:p text:style-name="En-tête_20_centre"><text:span text:style-name="MT1">Maladie et chirurgie des yeux<text:line-break/></text:span>48 av du maréchal Foch<text:line-break/>98800 NOUMÉA</text:p>
        <text:p text:style-name="En-tête_20_centre">--sur rendez vous--<text:line-break/>Tél: (+687) 28 16 00 / Fax: (+687) 28 16 08<text:line-break/>Courriel: <text:a xlink:type="simple" xlink:href="mailto:ophtalmologie.goeen@gmail.com">ophtalmologie.goeen@gmail.com</text:a></text:p>
        <text:p text:style-name="Header_20_left"><text:span text:style-name="MT1">Dr FRANCOIS L.</text:span><text:line-break/>Ophtalmologiste<text:line-break/>Ancien chef de clinique des Hôpitaux de Bordeaux<text:line-break/>DIU de chirurgie vitréo-rétinienne</text:p>
      </style:header>
      <style:footer>
        <text:p text:style-name="Footer"><text:page-number text:select-page="current">1</text:page-number>/<text:page-count>1</text:page-count></text:p>
      </style:footer>
    </style:master-page>
    <style:master-page style:name="Foot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22:52:23</meta:creation-date>
    <dc:date>2015-03-14T10:26:59</dc:date>
    <meta:editing-duration>PT11M44S</meta:editing-duration>
    <meta:editing-cycles>13</meta:editing-cycles>
    <meta:generator>LibreOffice/3.5$Linux_X86_64 LibreOffice_project/350m1$Build-2</meta:generator>
    <dc:creator>Laurent FRANCOIS</dc:creator>
    <meta:document-statistic meta:table-count="0" meta:image-count="0" meta:object-count="0" meta:page-count="1" meta:paragraph-count="5" meta:word-count="49" meta:character-count="314" meta:non-whitespace-character-count="271"/>
  </office:meta>
</office:document-meta>
</file>